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ont Awesome 6 Brands Regular" svg:font-family="'Font Awesome 6 Brands Regula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2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3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4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6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7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8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9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0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1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2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3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4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5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6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7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8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textarea-horizontal-align="justify" draw:textarea-vertical-align="middle" draw:auto-grow-height="false" draw:fit-to-size="false" style:shrink-to-fit="false" fo:min-height="0cm" fo:min-width="0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19" style:family="graphic" style:parent-style-name="standard" style:list-style-name="L1">
      <style:graphic-properties draw:stroke="solid" svg:stroke-width="0.053cm" svg:stroke-color="#3465a4" draw:marker-start="" draw:marker-start-width="0.227cm" draw:marker-start-center="false" draw:marker-end="" draw:marker-end-width="0.227cm" draw:marker-end-center="false" draw:stroke-linejoin="round" svg:stroke-linecap="round" draw:fill="solid" draw:fill-color="#3465a4" draw:opacity="100%" draw:textarea-horizontal-align="justify" draw:textarea-vertical-align="middle" draw:auto-grow-height="false" draw:fit-to-size="false" style:shrink-to-fit="false" fo:min-height="0.053cm" fo:min-width="1.247cm" fo:padding-top="0.134cm" fo:padding-bottom="0.134cm" fo:padding-left="0.259cm" fo:padding-right="0.259cm" fo:wrap-option="wrap" draw:shadow="hidden" draw:shadow-offset-x="0cm" draw:shadow-offset-y="0cm" draw:shadow-color="#729fcf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74cm" fo:min-width="2.1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2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1.97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323cm" fo:min-width="0.137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4" style:family="graphic" style:parent-style-name="standard" style:list-style-name="L1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5" style:family="graphic" style:parent-style-name="standard" style:list-style-name="L1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2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74cm" fo:min-width="2.198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6" style:family="graphic" style:parent-style-name="standard" style:list-style-name="L1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1.97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729fcf" draw:opacity="30%" draw:textarea-horizontal-align="justify" draw:textarea-vertical-align="middle" draw:auto-grow-height="false" fo:min-height="0.323cm" fo:min-width="0.137cm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8" style:family="graphic" style:parent-style-name="standard" style:list-style-name="L1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39" style:family="graphic" style:parent-style-name="standard" style:list-style-name="L1">
      <style:graphic-properties draw:stroke="solid" svg:stroke-width="0.053cm" svg:stroke-color="#ffffff" draw:marker-start="Linienspitzen_20_3" draw:marker-start-width="0.15cm" draw:marker-start-center="false" draw:marker-end="Linienspitzen_20_3" draw:marker-end-width="0.15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cm" fo:min-width="0.25cm" fo:padding-top="0.151cm" fo:padding-bottom="0.151cm" fo:padding-left="0.276cm" fo:padding-right="0.276cm" fo:wrap-option="wrap" draw:shadow="hidden" draw:shadow-offset-x="0cm" draw:shadow-offset-y="0cm" draw:shadow-color="#729fcf"/>
    </style:style>
    <style:style style:name="gr4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4.2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P1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3465a4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draw:name="telephone 1">
          <draw:custom-shape draw:name="Rectangle-Cut-6_ 1" draw:style-name="gr1" draw:text-style-name="P1" draw:layer="layout" svg:width="0.469cm" svg:height="0.187cm" draw:transform="rotate (-1.5707963267949) translate (4.25cm 5.87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2" draw:style-name="gr2" draw:text-style-name="P1" draw:layer="layout" svg:width="0.468cm" svg:height="0.187cm" draw:transform="rotate (-1.5707963267949) translate (4.25cm 7.282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3" draw:style-name="gr3" draw:text-style-name="P2" draw:layer="layout" svg:width="1.875cm" svg:height="0.375cm" draw:transform="rotate (-1.5707963267949) translate (3.872cm 5.87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line draw:style-name="gr4" draw:text-style-name="P3" draw:layer="layout" svg:x1="10.25cm" svg:y1="10.25cm" svg:x2="16.75cm" svg:y2="10.25cm">
          <text:p/>
        </draw:line>
        <draw:g draw:name="telephone 2">
          <draw:custom-shape draw:name="Rectangle-Cut-6_ 4" draw:style-name="gr5" draw:text-style-name="P1" draw:layer="layout" svg:width="0.469cm" svg:height="0.187cm" draw:transform="rotate (-1.5707963267949) translate (4.25cm 9.62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5" draw:style-name="gr6" draw:text-style-name="P1" draw:layer="layout" svg:width="0.468cm" svg:height="0.187cm" draw:transform="rotate (-1.5707963267949) translate (4.25cm 11.032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6" draw:style-name="gr7" draw:text-style-name="P2" draw:layer="layout" svg:width="1.875cm" svg:height="0.375cm" draw:transform="rotate (-1.5707963267949) translate (3.872cm 9.62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g draw:name="telephone 3">
          <draw:custom-shape draw:name="Rectangle-Cut-6_ 7" draw:style-name="gr8" draw:text-style-name="P1" draw:layer="layout" svg:width="0.469cm" svg:height="0.187cm" draw:transform="rotate (-1.5707963267949) translate (4.25cm 13.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8" draw:style-name="gr9" draw:text-style-name="P1" draw:layer="layout" svg:width="0.468cm" svg:height="0.187cm" draw:transform="rotate (-1.5707963267949) translate (4.25cm 14.907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9" draw:style-name="gr10" draw:text-style-name="P2" draw:layer="layout" svg:width="1.875cm" svg:height="0.375cm" draw:transform="rotate (-1.5707963267949) translate (3.872cm 13.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g draw:name="telephone 4">
          <draw:custom-shape draw:name="Rectangle-Cut-6_ 10" draw:style-name="gr11" draw:text-style-name="P1" draw:layer="layout" svg:width="0.469cm" svg:height="0.187cm" draw:transform="rotate (-1.5707963267949) translate (24.75cm 5.87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11" draw:style-name="gr12" draw:text-style-name="P1" draw:layer="layout" svg:width="0.468cm" svg:height="0.187cm" draw:transform="rotate (-1.5707963267949) translate (24.75cm 7.282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12" draw:style-name="gr13" draw:text-style-name="P2" draw:layer="layout" svg:width="1.875cm" svg:height="0.375cm" draw:transform="rotate (-1.5707963267949) translate (24.372cm 5.87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g draw:name="telephone 5">
          <draw:custom-shape draw:name="Rectangle-Cut-6_ 13" draw:style-name="gr14" draw:text-style-name="P1" draw:layer="layout" svg:width="0.469cm" svg:height="0.187cm" draw:transform="rotate (-1.5707963267949) translate (24.75cm 9.62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14" draw:style-name="gr15" draw:text-style-name="P1" draw:layer="layout" svg:width="0.468cm" svg:height="0.187cm" draw:transform="rotate (-1.5707963267949) translate (24.75cm 11.032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15" draw:style-name="gr16" draw:text-style-name="P2" draw:layer="layout" svg:width="1.875cm" svg:height="0.375cm" draw:transform="rotate (-1.5707963267949) translate (24.372cm 9.62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g draw:name="telephone 6">
          <draw:custom-shape draw:name="Rectangle-Cut-6_ 16" draw:style-name="gr17" draw:text-style-name="P1" draw:layer="layout" svg:width="0.469cm" svg:height="0.187cm" draw:transform="rotate (-1.5707963267949) translate (24.75cm 13.5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17" draw:style-name="gr18" draw:text-style-name="P1" draw:layer="layout" svg:width="0.468cm" svg:height="0.187cm" draw:transform="rotate (-1.5707963267949) translate (24.75cm 14.907cm)">
            <text:p/>
  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custom-shape draw:name="Rectangle-Cut-6_ 18" draw:style-name="gr19" draw:text-style-name="P2" draw:layer="layout" svg:width="1.875cm" svg:height="0.375cm" draw:transform="rotate (-1.5707963267949) translate (24.372cm 13.5cm)">
            <text:p/>
            <draw:enhanced-geometry draw:mirror-horizontal="tru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</draw:g>
        <draw:line draw:style-name="gr20" draw:text-style-name="P3" draw:layer="layout" svg:x1="4.5cm" svg:y1="6.75cm" svg:x2="8.5cm" svg:y2="10cm">
          <text:p/>
        </draw:line>
        <draw:line draw:style-name="gr20" draw:text-style-name="P3" draw:layer="layout" svg:x1="4.5cm" svg:y1="10.5cm" svg:x2="8cm" svg:y2="10.5cm">
          <text:p/>
        </draw:line>
        <draw:line draw:style-name="gr20" draw:text-style-name="P3" draw:layer="layout" svg:x1="4.5cm" svg:y1="14.5cm" svg:x2="8.75cm" svg:y2="10.25cm">
          <text:p/>
        </draw:line>
        <draw:g draw:name="switch 1">
          <draw:custom-shape draw:style-name="gr21" draw:text-style-name="P4" draw:layer="layout" svg:width="2.75cm" svg:height="1.042cm" svg:x="7.75cm" svg:y="9.75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22" draw:text-style-name="P4" draw:layer="layout" svg:width="2.522cm" svg:height="0.105cm" svg:x="7.864cm" svg:y="10.895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23" draw:text-style-name="P5" draw:layer="layout" svg:width="0.689cm" svg:height="0.625cm" svg:x="9.697cm" svg:y="9.958cm">
            <text:p/>
            <draw:enhanced-geometry svg:viewBox="0 0 21600 21600" draw:mirror-horizontal="false" draw:type="rectangle" draw:enhanced-path="M 0 0 L 21600 0 21600 21600 0 21600 0 0 Z N"/>
          </draw:custom-shape>
          <draw:polyline draw:style-name="gr24" draw:text-style-name="P6" draw:layer="layout" svg:width="0.549cm" svg:height="0.332cm" svg:x="9.767cm" svg:y="10.083cm" svg:viewBox="0 0 550 333" draw:points="0,333 154,333 411,0 550,0">
            <text:p/>
          </draw:polyline>
          <draw:polyline draw:style-name="gr25" draw:text-style-name="P6" draw:layer="layout" svg:width="0.549cm" svg:height="0.332cm" svg:x="9.767cm" svg:y="10.083cm" svg:viewBox="0 0 550 333" draw:points="550,333 396,333 139,0 0,0">
            <text:p/>
          </draw:polyline>
          <draw:polygon draw:style-name="gr26" draw:text-style-name="P4" draw:layer="layout" svg:width="0.343cm" svg:height="0.27cm" svg:x="7.865cm" svg:y="10.334cm" svg:viewBox="0 0 344 271" draw:points="0,209 0,0 344,0 344,209 229,209 229,270 115,271 115,209">
            <text:p/>
          </draw:polygon>
          <draw:polygon draw:style-name="gr27" draw:text-style-name="P4" draw:layer="layout" svg:width="0.343cm" svg:height="0.27cm" svg:x="8.782cm" svg:y="10.335cm" svg:viewBox="0 0 344 271" draw:points="0,209 0,0 344,0 344,209 229,209 229,270 115,271 115,209">
            <text:p/>
          </draw:polygon>
          <draw:polygon draw:style-name="gr28" draw:text-style-name="P4" draw:layer="layout" svg:width="0.343cm" svg:height="0.27cm" svg:x="8.325cm" svg:y="10.336cm" svg:viewBox="0 0 344 271" draw:points="0,209 0,0 344,0 344,209 229,209 229,270 115,271 115,209">
            <text:p/>
          </draw:polygon>
          <draw:polygon draw:style-name="gr29" draw:text-style-name="P4" draw:layer="layout" svg:width="0.343cm" svg:height="0.27cm" svg:x="9.242cm" svg:y="10.337cm" svg:viewBox="0 0 344 271" draw:points="0,209 0,0 344,0 344,209 229,209 229,270 115,271 115,209">
            <text:p/>
          </draw:polygon>
          <draw:polygon draw:style-name="gr30" draw:text-style-name="P4" draw:layer="layout" svg:width="0.343cm" svg:height="0.27cm" svg:x="7.865cm" svg:y="9.962cm" svg:viewBox="0 0 344 271" draw:points="0,209 0,0 344,0 344,209 229,209 229,270 115,271 115,209">
            <text:p/>
          </draw:polygon>
          <draw:polygon draw:style-name="gr31" draw:text-style-name="P4" draw:layer="layout" svg:width="0.343cm" svg:height="0.27cm" svg:x="8.782cm" svg:y="9.963cm" svg:viewBox="0 0 344 271" draw:points="0,209 0,0 344,0 344,209 229,209 229,270 115,271 115,209">
            <text:p/>
          </draw:polygon>
          <draw:polygon draw:style-name="gr32" draw:text-style-name="P4" draw:layer="layout" svg:width="0.343cm" svg:height="0.27cm" svg:x="8.325cm" svg:y="9.963cm" svg:viewBox="0 0 344 271" draw:points="0,209 0,0 344,0 344,209 229,209 229,270 115,271 115,209">
            <text:p/>
          </draw:polygon>
          <draw:polygon draw:style-name="gr33" draw:text-style-name="P4" draw:layer="layout" svg:width="0.343cm" svg:height="0.27cm" svg:x="9.242cm" svg:y="9.964cm" svg:viewBox="0 0 344 271" draw:points="0,209 0,0 344,0 344,209 229,209 229,270 115,271 115,209">
            <text:p/>
          </draw:polygon>
        </draw:g>
        <draw:line draw:style-name="gr20" draw:text-style-name="P3" draw:layer="layout" svg:x1="17.75cm" svg:y1="10.25cm" svg:x2="24cm" svg:y2="7.25cm">
          <text:p/>
        </draw:line>
        <draw:line draw:style-name="gr20" draw:text-style-name="P3" draw:layer="layout" svg:x1="18.25cm" svg:y1="10.5cm" svg:x2="24.25cm" svg:y2="10.5cm">
          <text:p/>
        </draw:line>
        <draw:line draw:style-name="gr34" draw:text-style-name="P3" draw:layer="layout" svg:x1="18cm" svg:y1="10.25cm" svg:x2="24.25cm" svg:y2="14.75cm">
          <text:p/>
        </draw:line>
        <draw:g draw:name="switch 2">
          <draw:custom-shape draw:style-name="gr35" draw:text-style-name="P4" draw:layer="layout" svg:width="2.75cm" svg:height="1.042cm" svg:x="16.5cm" svg:y="9.7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2.522cm" svg:height="0.105cm" svg:x="16.614cm" svg:y="10.89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5" draw:layer="layout" svg:width="0.689cm" svg:height="0.625cm" svg:x="18.447cm" svg:y="9.958cm">
            <text:p/>
            <draw:enhanced-geometry svg:viewBox="0 0 21600 21600" draw:type="rectangle" draw:enhanced-path="M 0 0 L 21600 0 21600 21600 0 21600 0 0 Z N"/>
          </draw:custom-shape>
          <draw:polyline draw:style-name="gr38" draw:text-style-name="P6" draw:layer="layout" svg:width="0.549cm" svg:height="0.332cm" svg:x="18.517cm" svg:y="10.083cm" svg:viewBox="0 0 550 333" draw:points="0,333 154,333 411,0 550,0">
            <text:p/>
          </draw:polyline>
          <draw:polyline draw:style-name="gr39" draw:text-style-name="P6" draw:layer="layout" svg:width="0.549cm" svg:height="0.332cm" svg:x="18.517cm" svg:y="10.083cm" svg:viewBox="0 0 550 333" draw:points="550,333 396,333 139,0 0,0">
            <text:p/>
          </draw:polyline>
          <draw:polygon draw:style-name="gr40" draw:text-style-name="P4" draw:layer="layout" svg:width="0.343cm" svg:height="0.27cm" svg:x="16.615cm" svg:y="10.334cm" svg:viewBox="0 0 344 271" draw:points="0,209 0,0 344,0 344,209 229,209 229,270 115,271 115,209">
            <text:p/>
          </draw:polygon>
          <draw:polygon draw:style-name="gr41" draw:text-style-name="P4" draw:layer="layout" svg:width="0.343cm" svg:height="0.27cm" svg:x="17.532cm" svg:y="10.335cm" svg:viewBox="0 0 344 271" draw:points="0,209 0,0 344,0 344,209 229,209 229,270 115,271 115,209">
            <text:p/>
          </draw:polygon>
          <draw:polygon draw:style-name="gr42" draw:text-style-name="P4" draw:layer="layout" svg:width="0.343cm" svg:height="0.27cm" svg:x="17.075cm" svg:y="10.336cm" svg:viewBox="0 0 344 271" draw:points="0,209 0,0 344,0 344,209 229,209 229,270 115,271 115,209">
            <text:p/>
          </draw:polygon>
          <draw:polygon draw:style-name="gr43" draw:text-style-name="P4" draw:layer="layout" svg:width="0.343cm" svg:height="0.27cm" svg:x="17.992cm" svg:y="10.337cm" svg:viewBox="0 0 344 271" draw:points="0,209 0,0 344,0 344,209 229,209 229,270 115,271 115,209">
            <text:p/>
          </draw:polygon>
          <draw:polygon draw:style-name="gr44" draw:text-style-name="P4" draw:layer="layout" svg:width="0.343cm" svg:height="0.27cm" svg:x="16.615cm" svg:y="9.962cm" svg:viewBox="0 0 344 271" draw:points="0,209 0,0 344,0 344,209 229,209 229,270 115,271 115,209">
            <text:p/>
          </draw:polygon>
          <draw:polygon draw:style-name="gr45" draw:text-style-name="P4" draw:layer="layout" svg:width="0.343cm" svg:height="0.27cm" svg:x="17.532cm" svg:y="9.963cm" svg:viewBox="0 0 344 271" draw:points="0,209 0,0 344,0 344,209 229,209 229,270 115,271 115,209">
            <text:p/>
          </draw:polygon>
          <draw:polygon draw:style-name="gr46" draw:text-style-name="P4" draw:layer="layout" svg:width="0.343cm" svg:height="0.27cm" svg:x="17.075cm" svg:y="9.963cm" svg:viewBox="0 0 344 271" draw:points="0,209 0,0 344,0 344,209 229,209 229,270 115,271 115,209">
            <text:p/>
          </draw:polygon>
          <draw:polygon draw:style-name="gr47" draw:text-style-name="P4" draw:layer="layout" svg:width="0.343cm" svg:height="0.27cm" svg:x="17.992cm" svg:y="9.964cm" svg:viewBox="0 0 344 271" draw:points="0,209 0,0 344,0 344,209 229,209 229,270 115,271 115,209">
            <text:p/>
          </draw:polygon>
        </draw:g>
        <draw:frame draw:style-name="gr48" draw:text-style-name="P7" draw:layer="layout" svg:width="4.75cm" svg:height="2.384cm" svg:x="11.25cm" svg:y="11cm">
          <draw:text-box>
            <text:p>Iinea ad elevata capacità</text:p>
          </draw:text-box>
        </draw:frame>
        <draw:frame draw:style-name="gr49" draw:text-style-name="P7" draw:layer="layout" svg:width="3.5cm" svg:height="4.5cm" svg:x="5.5cm" svg:y="15.5cm">
          <draw:text-box>
            <text:p>Linee a ridotta capacità</text:p>
          </draw:text-box>
        </draw:frame>
        <draw:frame draw:style-name="gr49" draw:text-style-name="P7" draw:layer="layout" svg:width="3.5cm" svg:height="4.5cm" svg:x="20.25cm" svg:y="15.5cm">
          <draw:text-box>
            <text:p>Linee a ridotta capacità</text:p>
          </draw:text-box>
        </draw:frame>
        <draw:frame draw:style-name="gr50" draw:text-style-name="P8" draw:layer="layout" svg:width="3.25cm" svg:height="1.5cm" svg:x="8.25cm" svg:y="8.25cm">
          <draw:text-box>
            <text:p>SW</text:p>
          </draw:text-box>
        </draw:frame>
        <draw:frame draw:style-name="gr50" draw:text-style-name="P8" draw:layer="layout" svg:width="3.25cm" svg:height="1.5cm" svg:x="16.5cm" svg:y="8.25cm">
          <draw:text-box>
            <text:p>SW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ont Awesome 6 Brands Regular" svg:font-family="'Font Awesome 6 Brands Regula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Linienspitzen_20_3" draw:display-name="Linienspitzen 3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Font Awesome 6 Brands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ont Awesome 6 Brands Regular" style:font-family-asian="'Font Awesome 6 Brands Regular'" style:font-family-generic-asian="system" style:font-pitch-asian="variable" style:font-size-asian="18pt" style:font-style-asian="normal" style:font-weight-asian="normal" style:font-name-complex="Font Awesome 6 Brands Regular" style:font-family-complex="'Font Awesome 6 Brands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3:35:53.911537253</meta:creation-date>
    <dc:date>2022-05-16T13:54:39.257255887</dc:date>
    <meta:editing-duration>PT8M13S</meta:editing-duration>
    <meta:editing-cycles>2</meta:editing-cycles>
    <meta:generator>LibreOffice/7.3.2.2$Linux_X86_64 LibreOffice_project/30$Build-2</meta:generator>
    <meta:document-statistic meta:object-count="64"/>
  </office:meta>
</office:document-meta>
</file>